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c40" officeooo:paragraph-rsid="00084e5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4e5e" officeooo:paragraph-rsid="00084e5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4e5e" officeooo:paragraph-rsid="000a0d8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e329" officeooo:paragraph-rsid="000c00f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c00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a5411" officeooo:paragraph-rsid="000a0d8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f5683" officeooo:paragraph-rsid="00084e5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84e5e" style:font-weight-asian="bold" style:font-weight-complex="bold"/>
    </style:style>
    <style:style style:name="P9" style:family="paragraph" style:parent-style-name="Standard">
      <style:text-properties fo:font-weight="bold" officeooo:rsid="001e7741" officeooo:paragraph-rsid="001e7741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3ac40" officeooo:paragraph-rsid="00084e5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cb3c1" officeooo:paragraph-rsid="002cb3c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36a4d" officeooo:paragraph-rsid="00084e5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ccb90" officeooo:paragraph-rsid="000ccb9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ccb90" officeooo:paragraph-rsid="003a0a08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c60aa" officeooo:paragraph-rsid="00108c2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c60aa" officeooo:paragraph-rsid="00084e5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center" style:justify-single-word="false"/>
      <style:text-properties style:font-name="Liberation Serif" fo:font-size="12pt" fo:font-weight="normal" officeooo:rsid="00117638" officeooo:paragraph-rsid="00188cdd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88cdd" officeooo:paragraph-rsid="00188cd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2fdec" officeooo:paragraph-rsid="003435c6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2fdec" officeooo:paragraph-rsid="00355f4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2fdec" officeooo:paragraph-rsid="003a0a0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f5683" officeooo:paragraph-rsid="00084e5e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92e5b" officeooo:paragraph-rsid="00192e5b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9a96a" officeooo:paragraph-rsid="0019a96a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59664" officeooo:paragraph-rsid="0028188c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d74c" officeooo:paragraph-rsid="001e8e93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d74c" officeooo:paragraph-rsid="00206bc5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d74c" officeooo:paragraph-rsid="001e7741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06bc5" officeooo:paragraph-rsid="00206bc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08ccc" officeooo:paragraph-rsid="00208ccc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paragraph-rsid="003a0a08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0084e5e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paragraph-rsid="003a0a08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bold" officeooo:paragraph-rsid="00206bc5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bold" officeooo:rsid="0005d74c" officeooo:paragraph-rsid="0024f310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bold" officeooo:rsid="0005d74c" officeooo:paragraph-rsid="0026507e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bold" officeooo:rsid="0005d74c" officeooo:paragraph-rsid="001e774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84e5e" officeooo:paragraph-rsid="003a0a08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084e5e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1e8e93"/>
    </style:style>
    <style:style style:name="P41" style:family="paragraph" style:parent-style-name="Standard" style:list-style-name="L2">
      <style:paragraph-properties fo:text-align="start" style:justify-single-word="false"/>
      <style:text-properties officeooo:paragraph-rsid="00206bc5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1e7741"/>
    </style:style>
    <style:style style:name="P43" style:family="paragraph" style:parent-style-name="Standard" style:list-style-name="L4">
      <style:paragraph-properties fo:text-align="start" style:justify-single-word="false"/>
      <style:text-properties officeooo:paragraph-rsid="000a0d86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0084e5e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84e5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326f58" officeooo:paragraph-rsid="00296fea"/>
    </style:style>
    <style:style style:name="P47" style:family="paragraph" style:parent-style-name="Standard" style:list-style-name="L2">
      <style:paragraph-properties fo:text-align="start" style:justify-single-word="false"/>
      <style:text-properties fo:font-weight="normal" officeooo:paragraph-rsid="0024f310" style:font-weight-asian="normal" style:font-weight-complex="normal"/>
    </style:style>
    <style:style style:name="P48" style:family="paragraph" style:parent-style-name="Standard" style:list-style-name="L3">
      <style:text-properties officeooo:paragraph-rsid="001b3bde"/>
    </style:style>
    <style:style style:name="P49" style:family="paragraph" style:parent-style-name="Standard" style:list-style-name="L3">
      <style:text-properties officeooo:paragraph-rsid="00208ccc"/>
    </style:style>
    <style:style style:name="P50" style:family="paragraph" style:parent-style-name="Standard" style:list-style-name="L3">
      <style:text-properties officeooo:rsid="00208ccc" officeooo:paragraph-rsid="00208ccc"/>
    </style:style>
    <style:style style:name="P51" style:family="paragraph" style:parent-style-name="Standard" style:list-style-name="L3">
      <style:text-properties officeooo:rsid="0022fbbf" officeooo:paragraph-rsid="0022fbbf"/>
    </style:style>
    <style:style style:name="T1" style:family="text">
      <style:text-properties style:font-name="Liberation Serif" fo:font-size="12pt" officeooo:rsid="0033625f" style:font-size-asian="12pt" style:font-size-complex="12pt"/>
    </style:style>
    <style:style style:name="T2" style:family="text">
      <style:text-properties style:font-name="Liberation Serif" fo:font-size="12pt" officeooo:rsid="000a0d86" style:font-size-asian="12pt" style:font-size-complex="12pt"/>
    </style:style>
    <style:style style:name="T3" style:family="text">
      <style:text-properties style:font-name="Liberation Serif" fo:font-size="12pt" fo:font-weight="normal" officeooo:rsid="000a5411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ed57b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1c9347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5d74c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206bc5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ae329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7c2f8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5d74c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1e8e93" style:font-size-asian="12pt" style:font-weight-asian="bold" style:font-size-complex="12pt" style:font-weight-complex="bold"/>
    </style:style>
    <style:style style:name="T13" style:family="text">
      <style:text-properties officeooo:rsid="000d9040"/>
    </style:style>
    <style:style style:name="T14" style:family="text">
      <style:text-properties officeooo:rsid="000c60aa"/>
    </style:style>
    <style:style style:name="T15" style:family="text">
      <style:text-properties officeooo:rsid="0018a20a"/>
    </style:style>
    <style:style style:name="T16" style:family="text">
      <style:text-properties officeooo:rsid="00108c23"/>
    </style:style>
    <style:style style:name="T17" style:family="text">
      <style:text-properties officeooo:rsid="0013c1fe"/>
    </style:style>
    <style:style style:name="T18" style:family="text">
      <style:text-properties officeooo:rsid="001594e8"/>
    </style:style>
    <style:style style:name="T19" style:family="text">
      <style:text-properties officeooo:rsid="0019a96a"/>
    </style:style>
    <style:style style:name="T20" style:family="text">
      <style:text-properties officeooo:rsid="001b3bde"/>
    </style:style>
    <style:style style:name="T21" style:family="text">
      <style:text-properties officeooo:rsid="00036ef6"/>
    </style:style>
    <style:style style:name="T22" style:family="text">
      <style:text-properties officeooo:rsid="00060d09"/>
    </style:style>
    <style:style style:name="T23" style:family="text">
      <style:text-properties officeooo:rsid="00206bc5"/>
    </style:style>
    <style:style style:name="T24" style:family="text">
      <style:text-properties officeooo:rsid="00208ccc"/>
    </style:style>
    <style:style style:name="T25" style:family="text">
      <style:text-properties officeooo:rsid="0020afd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6507e" style:font-weight-asian="normal" style:font-weight-complex="normal"/>
    </style:style>
    <style:style style:name="T28" style:family="text">
      <style:text-properties officeooo:rsid="0028188c"/>
    </style:style>
    <style:style style:name="T29" style:family="text">
      <style:text-properties fo:font-weight="bold" officeooo:rsid="001ae329" style:font-weight-asian="bold" style:font-weight-complex="bold"/>
    </style:style>
    <style:style style:name="T30" style:family="text">
      <style:text-properties fo:font-weight="bold" officeooo:rsid="002cb3c1" style:font-weight-asian="bold" style:font-weight-complex="bold"/>
    </style:style>
    <style:style style:name="T31" style:family="text">
      <style:text-properties fo:font-weight="bold" officeooo:rsid="00036ef6" style:font-weight-asian="bold" style:font-weight-complex="bold"/>
    </style:style>
    <style:style style:name="T32" style:family="text">
      <style:text-properties fo:font-weight="bold" officeooo:rsid="00208ccc" style:font-weight-asian="bold" style:font-weight-complex="bold"/>
    </style:style>
    <style:style style:name="T33" style:family="text">
      <style:text-properties officeooo:rsid="002e2afa"/>
    </style:style>
    <style:style style:name="T34" style:family="text">
      <style:text-properties officeooo:rsid="002f1990"/>
    </style:style>
    <style:style style:name="T35" style:family="text">
      <style:text-properties officeooo:rsid="002fdad2"/>
    </style:style>
    <style:style style:name="T36" style:family="text">
      <style:text-properties officeooo:rsid="00315df8"/>
    </style:style>
    <style:style style:name="T37" style:family="text">
      <style:text-properties officeooo:rsid="00326f58"/>
    </style:style>
    <style:style style:name="T38" style:family="text">
      <style:text-properties officeooo:rsid="00331bed"/>
    </style:style>
    <style:style style:name="T39" style:family="text">
      <style:text-properties officeooo:rsid="003435c6"/>
    </style:style>
    <style:style style:name="T40" style:family="text">
      <style:text-properties officeooo:rsid="00355f46"/>
    </style:style>
    <style:style style:name="T41" style:family="text">
      <style:text-properties officeooo:rsid="00358ee8"/>
    </style:style>
    <style:style style:name="T42" style:family="text">
      <style:text-properties fo:font-style="italic" officeooo:rsid="00355f46" style:font-style-asian="italic" style:font-style-complex="italic"/>
    </style:style>
    <style:style style:name="T43" style:family="text">
      <style:text-properties fo:font-style="italic" officeooo:rsid="00358ee8" style:font-style-asian="italic" style:font-style-complex="italic"/>
    </style:style>
    <style:style style:name="T44" style:family="text">
      <style:text-properties officeooo:rsid="0037c2f8"/>
    </style:style>
    <style:style style:name="T45" style:family="text">
      <style:text-properties officeooo:rsid="00387d88"/>
    </style:style>
    <style:style style:name="T46" style:family="text">
      <style:text-properties officeooo:rsid="0038d2c3"/>
    </style:style>
    <style:style style:name="T47" style:family="text">
      <style:text-properties officeooo:rsid="003a0a08"/>
    </style:style>
    <style:style style:name="T48" style:family="text">
      <style:text-properties fo:font-style="normal" officeooo:rsid="003a0a08" style:font-style-asian="normal" style:font-style-complex="normal"/>
    </style:style>
    <style:style style:name="T49" style:family="text">
      <style:text-properties officeooo:rsid="003b8ec7"/>
    </style:style>
    <style:style style:name="T50" style:family="text">
      <style:text-properties officeooo:rsid="003cb608"/>
    </style:style>
    <style:style style:name="T51" style:family="text">
      <style:text-properties officeooo:rsid="003f41b2"/>
    </style:style>
    <style:style style:name="T52" style:family="text">
      <style:text-properties officeooo:rsid="003fb5ec"/>
    </style:style>
    <style:style style:name="T53" style:family="text">
      <style:text-properties officeooo:rsid="0040199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Binary </text:span><text:span text:style-name="T2">T</text:span><text:span text:style-name="T1">ree</text:span><text:span text:style-name="T2">s</text:span></text:p>
      <text:p text:style-name="P1"/>
      <text:list xml:id="list653754490467130004" text:style-name="L1">
        <text:list-item>
          <text:p text:style-name="P11">A binary is a 2-ary tree.</text:p>
        </text:list-item>
        <text:list-item>
          <text:p text:style-name="P10">A binary tree is an ordered tree consisting of two types of nodes: external nodes with no children and internal nodes with exactly two children.</text:p>
        </text:list-item>
        <text:list-item>
          <text:p text:style-name="P12">A binary tree is either an external node or an internal node connected to a pair of binary trees, which are called the left subtree and the right subtree of the node.</text:p>
        </text:list-item>
      </text:list>
      <text:p text:style-name="P2"/>
      <text:p text:style-name="P38"><text:span text:style-name="T47">Terminologies</text:span></text:p>
      <text:list xml:id="list705926521" text:continue-numbering="true" text:style-name="L1">
        <text:list-item>
          <text:p text:style-name="P33"><text:span text:style-name="T47">Leaf or terminal nodes</text:span></text:p>
          <text:p text:style-name="P31"><text:span text:style-name="T47">Internal nodes which have only external nodes as children are called leaf nodes.</text:span></text:p>
        </text:list-item>
        <text:list-item>
          <text:p text:style-name="P32"><text:span text:style-name="T13">L</text:span><text:span text:style-name="T14">evel of a node</text:span></text:p>
          <text:p text:style-name="P13">The level of a node in a tree is one higher than the level of its parent(with the root at level 0)</text:p>
        </text:list-item>
        <text:list-item>
          <text:p text:style-name="P32"><text:span text:style-name="T13">H</text:span><text:span text:style-name="T14">eight/</text:span><text:span text:style-name="T23">depth</text:span><text:span text:style-name="T14"> of a tree</text:span></text:p>
          <text:p text:style-name="P14"><text:span text:style-name="T47">Two different definitions</text:span></text:p>
          <text:list>
            <text:list-header>
              <text:p text:style-name="P13">The height of a tree is the maximum of the levels of the tree's nodes</text:p>
              <text:p text:style-name="P14"><text:span text:style-name="T47">The height of a tree is the level of its leaf node.</text:span></text:p>
            </text:list-header>
          </text:list>
        </text:list-item>
        <text:list-item>
          <text:p text:style-name="P32"><text:span text:style-name="T13">P</text:span><text:span text:style-name="T14">ath length of a tree</text:span></text:p>
          <text:p text:style-name="P13">The path length of a tree is the sum of the levels of all the tree's nodes</text:p>
        </text:list-item>
        <text:list-item>
          <text:p text:style-name="P44">Internal Path length of a tree(IPL)</text:p>
          <text:p text:style-name="P45">The sum of the path lengths to all terminal nodes <text:span text:style-name="T15">from the root</text:span></text:p>
        </text:list-item>
        <text:list-item>
          <text:p text:style-name="P44">External path length of a tree(EPL)</text:p>
          <text:p text:style-name="P45">The sum of the path lengths to all dummy nodes representing nulls of a tree</text:p>
        </text:list-item>
      </text:list>
      <text:p text:style-name="P7"/>
      <text:p text:style-name="P7">Mathematical properties</text:p>
      <text:list xml:id="list1793378030" text:continue-numbering="true" text:style-name="L1">
        <text:list-item>
          <text:p text:style-name="P15">A binary tree with <text:span text:style-name="T44">N</text:span> internal nodes has <text:span text:style-name="T44">2N</text:span> links: <text:span text:style-name="T44">N</text:span> – 1 links to internal nodes<text:span text:style-name="T16">(all but for </text:span><text:span text:style-name="T33">the root</text:span><text:span text:style-name="T16">)</text:span> and <text:span text:style-name="T44">N</text:span> + 1<text:span text:style-name="T16">(the rest)</text:span> links to the external nodes</text:p>
        </text:list-item>
        <text:list-item>
          <text:p text:style-name="P16"><text:span text:style-name="T16">The above also implies that a</text:span> binary tree with <text:span text:style-name="T44">N</text:span> internal nodes has <text:span text:style-name="T44">N</text:span> + 1 external nodes</text:p>
        </text:list-item>
        <text:list-item>
          <text:p text:style-name="P39"><text:span text:style-name="T4">The external path length of a binary tree with </text:span><text:span text:style-name="T9">N</text:span><text:span text:style-name="T4"> internal nodes is 2</text:span><text:span text:style-name="T9">N</text:span><text:span text:style-name="T4"> greater than the internal path.</text:span></text:p>
          <text:list>
            <text:list-header>
              <text:p text:style-name="P17"><text:span text:style-name="T17">EPL = IPL + 2</text:span><text:span text:style-name="T44">N</text:span></text:p>
            </text:list-header>
            <text:list-item>
              <text:p text:style-name="P18">The construction of a binary tree with<text:span text:style-name="T34"> </text:span><text:span text:style-name="T44">N</text:span> internal nodes can be done follows</text:p>
              <text:list>
                <text:list-item>
                  <text:p text:style-name="P18">Start with a tree with just a single external node. The internal and external path lengt<text:span text:style-name="T34">h</text:span>s are zero.</text:p>
                </text:list-item>
                <text:list-item>
                  <text:p text:style-name="P18">To obtain <text:span text:style-name="T44">N</text:span> internal nodes replace an external node with an internal node with two external nodes as its children <text:span text:style-name="T44">N</text:span> times.</text:p>
                </text:list-item>
                <text:list-item>
                  <text:p text:style-name="P18">Consider a<text:span text:style-name="T35">n</text:span> external node at level k. When it is replaced as above, the internal path length increases by k and the external path length by 2(k + 1) – k = k + 2(one external node of length k is removed and 2 of length k + 1 are added). Thus the external path increases by 2 more than the internal path length in each step.</text:p>
                </text:list-item>
                <text:list-item>
                  <text:p text:style-name="P18">In the <text:span text:style-name="T45">N</text:span> steps required to create a tree the external path length becomes 2<text:span text:style-name="T45">N</text:span> more than the internal path length.</text:p>
                </text:list-item>
              </text:list>
            </text:list-item>
          </text:list>
        </text:list-item>
        <text:list-item>
          <text:p text:style-name="P19"><text:span text:style-name="T39">The maximum number of internal nodes of a binary tree of height h</text:span><text:span text:style-name="T47">(w.r.t leaves)</text:span><text:span text:style-name="T39"> is </text:span><text:span text:style-name="T39"><draw:frame draw:style-name="fr1" draw:name="Object8" text:anchor-type="as-char" svg:y="-0.2898in" svg:width="1.7854in" svg:height="0.46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9">. Conversely if a binary tree has </text:span><text:span text:style-name="T45">N</text:span><text:span text:style-name="T39"> internal nodes its height</text:span><text:span text:style-name="T47">(w.r.t. leaves)</text:span><text:span text:style-name="T39"> is atleast</text:span><text:span text:style-name="T39"><draw:frame draw:style-name="fr2" draw:name="Object9" text:anchor-type="as-char" svg:y="-0.152in" svg:width="1.0118in" svg:height="0.2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20"><text:span text:style-name="T40">The maximum number of leaves in a binary tree of height </text:span><text:span text:style-name="T42">h</text:span><text:span text:style-name="T48">(w.r.t leaves)</text:span><text:span text:style-name="T40"> is</text:span><text:span text:style-name="T40"><draw:frame draw:style-name="fr2" draw:name="Object11" text:anchor-type="as-char" svg:y="-0.172in" svg:width="0.4937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0">. </text:span><text:span text:style-name="T41">Conversely if a binary tree has </text:span><text:span text:style-name="T43">l</text:span><text:span text:style-name="T41"> leaves, then its height</text:span><text:span text:style-name="T47">(w.r.t. leaves)</text:span><text:span text:style-name="T41"> is atleast</text:span><text:span text:style-name="T41"><draw:frame draw:style-name="fr2" draw:name="Object10" text:anchor-type="as-char" svg:y="-0.1484in" svg:width="0.2799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1">– when it is perfectly balanced.</text:span></text:p>
        </text:list-item>
        <text:list-item>
          <text:p text:style-name="P21">The height<text:span text:style-name="T47">(w.r.t. </text:span><text:span text:style-name="T49">External nodes</text:span><text:span text:style-name="T47">)</text:span> of a binary tree with <text:span text:style-name="T49">N</text:span> internal nodes is atleast lg <text:span text:style-name="T49">N</text:span><text:span text:style-name="T17">(When </text:span><text:soft-page-break/><text:span text:style-name="T17">the tree is balanced)</text:span> and at<text:span text:style-name="T18"> </text:span>most <text:span text:style-name="T49">N</text:span> – 1<text:span text:style-name="T17">(when the tree is </text:span><text:span text:style-name="T20">biased completely to one side</text:span><text:span text:style-name="T17">)</text:span></text:p>
        </text:list-item>
        <text:list-item>
          <text:p text:style-name="P22">The internal path length of the binary tree <text:span text:style-name="T49">with N internal nodes </text:span>is at least<draw:frame draw:style-name="fr2" draw:name="Object12" text:anchor-type="as-char" svg:y="-0.2638in" svg:width="0.6736in" svg:height="0.4335in" draw:z-index="11"><draw:object xlink:href="./Object 12" xlink:type="simple" xlink:show="embed" xlink:actuate="onLoad"/><draw:image xlink:href="./ObjectReplacements/Object 12" xlink:type="simple" xlink:show="embed" xlink:actuate="onLoad"/></draw:frame> and at most<draw:frame draw:style-name="fr2" draw:name="Object13" text:anchor-type="as-char" svg:y="-0.2598in" svg:width="0.7398in" svg:height="0.4083in" draw:z-index="12"><draw:object xlink:href="./Object 13" xlink:type="simple" xlink:show="embed" xlink:actuate="onLoad"/><draw:image xlink:href="./ObjectReplacements/Object 13" xlink:type="simple" xlink:show="embed" xlink:actuate="onLoad"/></draw:frame></text:p>
          <text:list>
            <text:list-item>
              <text:p text:style-name="P23">When the tree is <text:span text:style-name="T49">perfectly </text:span>balanced, there are <text:span text:style-name="T49">N</text:span>+1 external nodes and all of them are at height lg <text:span text:style-name="T49">N</text:span>. External path length is thus (<text:span text:style-name="T49">N</text:span> + 1) lg <text:span text:style-name="T49">N</text:span> = IPL + 2<text:span text:style-name="T49">N</text:span><text:span text:style-name="T19"><draw:frame draw:style-name="fr2" draw:name="Object14" text:anchor-type="as-char" svg:y="-0.3402in" svg:width="2.6744in" svg:height="0.6417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      </text:list-item>
            <text:list-item>
              <text:p text:style-name="P24">When the tree is completely biased to one side IPL = <draw:frame draw:style-name="fr1" draw:name="Object5" text:anchor-type="as-char" svg:y="-0.2598in" svg:width="2.0665in" svg:height="0.4083in" draw:z-index="1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  <text:list-item>
          <text:p text:style-name="P25">Number of vertices in a binary tree <text:span text:style-name="T28">is odd.</text:span></text:p>
        </text:list-item>
      </text:list>
      <text:p text:style-name="P46"/>
      <text:p text:style-name="P46"/>
      <text:p text:style-name="P9">Types of binary trees</text:p>
      <text:list xml:id="list7816283444350902345" text:style-name="L2">
        <text:list-item>
          <text:p text:style-name="P40"><text:span text:style-name="T10">Full binary tree </text:span><text:span text:style-name="T12">or strictly binary tree</text:span></text:p>
          <text:p text:style-name="P26">A binary tree in which every node except the leaves has 2 children<text:span text:style-name="T46">(internal nodes)</text:span>. Tree is full</text:p>
        </text:list-item>
        <text:list-item>
          <text:p text:style-name="P34">Perfect binary tree</text:p>
          <text:list>
            <text:list-item>
              <text:p text:style-name="P27">Is a full binary tree in which all leaves are at the same depth from the root.</text:p>
            </text:list-item>
            <text:list-item>
              <text:p text:style-name="P41"><text:span text:style-name="T7">It contains</text:span><text:span text:style-name="T7"><draw:frame draw:style-name="fr1" draw:name="Object3" text:anchor-type="as-char" svg:y="-0.172in" svg:width="0.2043in" svg:height="0.2075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7">nodes at level l.</text:span></text:p>
            </text:list-item>
            <text:list-item>
              <text:p text:style-name="P41"><text:span text:style-name="T7">Total number of nodes,</text:span><text:span text:style-name="T7"><draw:frame draw:style-name="fr1" draw:name="Object1" text:anchor-type="as-char" svg:y="-0.1484in" svg:width="0.1929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, in a perfect binary tree of depth d equals the sum of the number of nodes at each level between 0 and d. Thus</text:span></text:p>
              <text:p text:style-name="P29"><draw:frame draw:style-name="fr1" draw:name="Object2" text:anchor-type="as-char" svg:y="-0.2807in" svg:width="2.3937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30">Since all leaves in this tree are at level d, the tree contains<draw:frame draw:style-name="fr1" draw:name="Object6" text:anchor-type="as-char" svg:y="-0.172in" svg:width="0.2193in" svg:height="0.2075in" draw:z-index="5"><draw:object xlink:href="./Object 6" xlink:type="simple" xlink:show="embed" xlink:actuate="onLoad"/><draw:image xlink:href="./ObjectReplacements/Object 6" xlink:type="simple" xlink:show="embed" xlink:actuate="onLoad"/></draw:frame>leaves and,<draw:frame draw:style-name="fr1" draw:name="Object7" text:anchor-type="as-char" svg:y="-0.172in" svg:width="0.4374in" svg:height="0.2075in" draw:z-index="6"><draw:object xlink:href="./Object 7" xlink:type="simple" xlink:show="embed" xlink:actuate="onLoad"/><draw:image xlink:href="./ObjectReplacements/Object 7" xlink:type="simple" xlink:show="embed" xlink:actuate="onLoad"/></draw:frame>non<text:span text:style-name="T38">-</text:span>leaf nodes.</text:p>
            </text:list-item>
            <text:list-item>
              <text:p text:style-name="P30">The significance of a perfect binary tree is that it is a binary tree with maximum number of nodes for a given depth. Put another way, the distance from the root to any leaf(at depth d) is relatively small(lg d)</text:p>
            </text:list-item>
          </text:list>
        </text:list-item>
        <text:list-item>
          <text:p text:style-name="P42"><text:bookmark text:name="Complete binary tree"/><text:span text:style-name="T11">C</text:span><text:span text:style-name="T10">omplete binary tree</text:span></text:p>
          <text:p text:style-name="P28">A binary tree in which every level except possibly the last is completely filled and all nodes are as far left as possible</text:p>
          <text:list>
            <text:list-item>
              <text:p text:style-name="P47">Binary – The tree is binary, which means that each node has atmost 2 children</text:p>
            </text:list-item>
            <text:list-item>
              <text:p text:style-name="P35"><text:span text:style-name="T26">Complete</text:span> - <text:span text:style-name="T26">The tree is complete, which means that nodes are added from top to bottom, left to right, without leaving any spaces.</text:span></text:p>
            </text:list-item>
          </text:list>
          <text:p text:style-name="P36"><text:span text:style-name="T27">The height of a complete binary tree is</text:span><text:span text:style-name="T27"><draw:frame draw:style-name="fr1" draw:name="Object4" text:anchor-type="as-char" svg:y="-0.1575in" svg:width="0.4437in" svg:height="0.203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37">Balanced binary tree</text:p>
          <text:p text:style-name="P42"><text:span text:style-name="T6">A binary tree in which the height of the left and right subtree of eve</text:span><text:span text:style-name="T5">r</text:span><text:span text:style-name="T6">y nodes differs by atmost one.</text:span></text:p>
        </text:list-item>
      </text:list>
      <text:p text:style-name="P3"/>
      <text:p text:style-name="P5"><text:span text:style-name="T30">Binary </text:span><text:span text:style-name="T29">Tree traversal</text:span></text:p>
      <text:list xml:id="list163840657990667249" text:style-name="L3">
        <text:list-item>
          <text:p text:style-name="P48"><text:span text:style-name="T31">In</text:span><text:span text:style-name="T32">-</text:span><text:span text:style-name="T31">order </text:span><text:span text:style-name="T32">or symmetric order</text:span><text:span text:style-name="T24"> </text:span><text:span text:style-name="T21">– </text:span><text:a xlink:type="simple" xlink:href="../Eclipse%20C++%20Workspace/5.82-InorderIterative/inOrderIterative.h"><text:span text:style-name="T51">Iterative implementation </text:span></text:a></text:p>
          <text:list>
            <text:list-item>
              <text:p text:style-name="P50">Traverse the left subtree in inorder. </text:p>
            </text:list-item>
            <text:list-item>
              <text:p text:style-name="P50">Visit the root.</text:p>
            </text:list-item>
            <text:list-item>
              <text:p text:style-name="P50">Traverse the right subtree in inorder. </text:p>
              <text:p text:style-name="P51">Use of stacks can be avoided by using threaded binary trees in which leaves have pointers to their inorder successors</text:p>
            </text:list-item>
          </text:list>
        </text:list-item>
        <text:list-item>
          <text:p text:style-name="P48"><text:soft-page-break/><text:span text:style-name="T31">Pre-order</text:span><text:span text:style-name="T21"> – </text:span><text:a xlink:type="simple" xlink:href="../Eclipse%20C++%20Workspace/PreOrder/preOrder.h"><text:span text:style-name="T52">Iterative i</text:span></text:a><text:a xlink:type="simple" xlink:href="../Eclipse%20C++%20Workspace/PreOrder/preOrder.h"><text:span text:style-name="T21">mplementation</text:span></text:a></text:p>
          <text:list>
            <text:list-item>
              <text:p text:style-name="P50">Visit the root.</text:p>
            </text:list-item>
            <text:list-item>
              <text:p text:style-name="P50">Traverse the left subtree in pre-order. </text:p>
            </text:list-item>
            <text:list-item>
              <text:p text:style-name="P50">Traverse the right subtree in pre-order. </text:p>
            </text:list-item>
          </text:list>
        </text:list-item>
        <text:list-item>
          <text:p text:style-name="P49"><text:span text:style-name="T21">Post-order – </text:span><text:a xlink:type="simple" xlink:href="../Eclipse%20C++%20Workspace/5.83-PostOrderIterative/postOrderIterative.h"><text:span text:style-name="T53">It</text:span></text:a><text:a xlink:type="simple" xlink:href="../Eclipse%20C++%20Workspace/5.83-PostOrderIterative/postOrderIterative.h"><text:span text:style-name="T24">erative implementation</text:span></text:a></text:p>
          <text:list>
            <text:list-item>
              <text:p text:style-name="P50">Traverse the left subtree in postorder. </text:p>
            </text:list-item>
            <text:list-item>
              <text:p text:style-name="P50">Traverse the right subtree in postorder. </text:p>
            </text:list-item>
            <text:list-item>
              <text:p text:style-name="P50">Visit the root.</text:p>
            </text:list-item>
          </text:list>
        </text:list-item>
        <text:list-item>
          <text:p text:style-name="P49"><text:span text:style-name="T21">Level order</text:span><text:span text:style-name="T25">(BFS)</text:span><text:span text:style-name="T21"> from in-o</text:span><text:span text:style-name="T22">r</text:span><text:span text:style-name="T21">der and preorder traversals – </text:span><text:a xlink:type="simple" xlink:href="../Eclipse%20C++%20Workspace/5.84-InPreToLevel/inPreToLevel.h"><text:span text:style-name="T21">Implementation</text:span></text:a></text:p>
        </text:list-item>
        <text:list-item>
          <text:p text:style-name="P49"><text:a xlink:type="simple" xlink:href="../Reconstructing%20binary%20trees%20from%20tree-traversals.odt"><text:span text:style-name="T8">Reconstructing binary trees from tree-traversals</text:span></text:a></text:p>
        </text:list-item>
      </text:list>
      <text:p text:style-name="P4"/>
      <text:p text:style-name="P6">Recursive binary tree algorithms</text:p>
      <text:list xml:id="list2616984112839949927" text:style-name="L4">
        <text:list-item>
          <text:p text:style-name="P43"><text:a xlink:type="simple" xlink:href="../../../../../../G:/kempa/Dropbox/Notes/Programming,%20Data%20Structures%20and%20Algorithms/Algorithms%20in%20C++,%20Parts%201-4~%20Fundamentals,%20Data%20Structure,%20Sorting,%20Searching%20-%203rd%20Edition%20-%20Sedgewick/Exercises/5.86%20-%20Count%20leaves%20in%20a%20binary%20tree/countLeaves.h"><text:span text:style-name="T3">Count leaves in a binary tree</text:span></text:a></text:p>
        </text:list-item>
        <text:list-item>
          <text:p text:style-name="P43"><text:a xlink:type="simple" xlink:href="../../../../../../G:/kempa/Dropbox/Notes/Programming,%20Data%20Structures%20and%20Algorithms/Algorithms%20in%20C++,%20Parts%201-4~%20Fundamentals,%20Data%20Structure,%20Sorting,%20Searching%20-%203rd%20Edition%20-%20Sedgewick/Exercises/5.88%20-%20Internal%20path%20length%20of%20a%20binary%20tree/internalPathLength.h"><text:span text:style-name="T3">Internal path lengt</text:span></text:a><text:a xlink:type="simple" xlink:href="../../../../../../G:/kempa/Dropbox/Notes/Programming,%20Data%20Structures%20and%20Algorithms/Algorithms%20in%20C++,%20Parts%201-4~%20Fundamentals,%20Data%20Structure,%20Sorting,%20Searching%20-%203rd%20Edition%20-%20Sedgewick/Exercises/5.88%20-%20Internal%20path%20length%20of%20a%20binary%20tree/internalPathLength.h"><text:span text:style-name="T5">h</text:span></text:a><text:a xlink:type="simple" xlink:href="../../../../../../G:/kempa/Dropbox/Notes/Programming,%20Data%20Structures%20and%20Algorithms/Algorithms%20in%20C++,%20Parts%201-4~%20Fundamentals,%20Data%20Structure,%20Sorting,%20Searching%20-%203rd%20Edition%20-%20Sedgewick/Exercises/5.88%20-%20Internal%20path%20length%20of%20a%20binary%20tree/internalPathLength.h"><text:span text:style-name="T3"> of a binary tree</text:span></text:a></text:p>
        </text:list-item>
        <text:list-item>
          <text:p text:style-name="P43"><text:a xlink:type="simple" xlink:href="../../../../../../G:/kempa/Dropbox/Notes/Programming,%20Data%20Structures%20and%20Algorithms/Algorithms%20in%20C++,%20Parts%201-4~%20Fundamentals,%20Data%20Structure,%20Sorting,%20Searching%20-%203rd%20Edition%20-%20Sedgewick/Exercises/5.91%20-%20Delete%20leaves%20of%20a%20tournament%20that%20match%20a%20given%20value/removeFromTournament.h"><text:span text:style-name="T3">Remove all leaves with a given key from a tournament tre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19:20:51</meta:creation-date>
    <dc:title>T1</dc:title>
    <meta:editing-duration>PT14H45M11S</meta:editing-duration>
    <meta:editing-cycles>36</meta:editing-cycles>
    <meta:generator>LibreOffice/4.0.2.2$Linux_x86 LibreOffice_project/400m0$Build-2</meta:generator>
    <meta:initial-creator>Kempa </meta:initial-creator>
    <dc:date>2013-04-28T08:33:51</dc:date>
    <dc:creator>Kempa </dc:creator>
    <meta:document-statistic meta:table-count="0" meta:image-count="0" meta:object-count="14" meta:page-count="3" meta:paragraph-count="73" meta:word-count="1006" meta:character-count="5145" meta:non-whitespace-character-count="4262"/>
    <meta:template xlink:type="simple" xlink:actuate="onRequest" xlink:title="T1" xlink:href="../../../../../../G:/kempa/.config/libreoffice/3/user/template/T1.ott" meta:date="2013-04-05T19:20:48"/>
  </office:meta>
</office:document-meta>
</file>

<file path=Object 1/content.xml><?xml version="1.0" encoding="utf-8"?>
<math xmlns="http://www.w3.org/1998/Math/MathML">
  <semantics>
    <mrow>
      <msub>
        <mi>t</mi>
        <mi>n</mi>
      </msub>
    </mrow>
    <annotation encoding="StarMath 5.0"> t_n</annotation>
  </semantics>
</math>
</file>

<file path=Object 10/content.xml><?xml version="1.0" encoding="utf-8"?>
<math xmlns="http://www.w3.org/1998/Math/MathML">
  <semantics>
    <mrow>
      <mi mathvariant="italic">lg</mi>
      <mi>l</mi>
    </mrow>
    <annotation encoding="StarMath 5.0"> lg l </annotation>
  </semantics>
</math>
</file>

<file path=Object 11/content.xml><?xml version="1.0" encoding="utf-8"?>
<math xmlns="http://www.w3.org/1998/Math/MathML">
  <semantics>
    <mrow>
      <mrow>
        <msup>
          <mi>k</mi>
          <mi>h</mi>
        </msup>
        <mo stretchy="false">=</mo>
        <msup>
          <mn>2</mn>
          <mi>h</mi>
        </msup>
      </mrow>
    </mrow>
    <annotation encoding="StarMath 5.0"> k^h = 2^h</annotation>
  </semantics>
</math>
</file>

<file path=Object 12/content.xml><?xml version="1.0" encoding="utf-8"?>
<math xmlns="http://www.w3.org/1998/Math/MathML">
  <semantics>
    <mrow>
      <mi>N</mi>
      <mi mathvariant="italic">lg</mi>
      <mfenced open="(" close=")">
        <mrow>
          <mfrac>
            <mi>N</mi>
            <mn>4</mn>
          </mfrac>
        </mrow>
      </mfenced>
    </mrow>
    <annotation encoding="StarMath 5.0"> N lg left (N over 4 right )</annotation>
  </semantics>
</math>
</file>

<file path=Object 13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  <mn>2</mn>
      </mfrac>
    </mrow>
    <annotation encoding="StarMath 5.0">{ N(N-1)} over 2</annotation>
  </semantics>
</math>
</file>

<file path=Object 14/content.xml><?xml version="1.0" encoding="utf-8"?>
<math xmlns="http://www.w3.org/1998/Math/MathML">
  <semantics>
    <mtable>
      <mtr>
        <mtd>
          <mrow>
            <mo stretchy="false">⇒</mo>
            <mrow>
              <mi mathvariant="italic">IPL</mi>
              <mo stretchy="false">=</mo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</mrow>
            <mi mathvariant="italic">lg</mi>
            <mrow>
              <mrow>
                <mi>N</mi>
                <mo stretchy="false">−</mo>
                <mn>2N</mn>
              </mrow>
              <mo stretchy="false">&gt;</mo>
              <mi>N</mi>
            </mrow>
            <mi mathvariant="italic">lg</mi>
            <mrow>
              <mi>N</mi>
              <mo stretchy="false">−</mo>
              <mn>2N</mn>
            </mrow>
          </mrow>
        </mtd>
      </mtr>
      <mtr>
        <mtd>
          <mrow>
            <mi>N</mi>
            <mi mathvariant="italic">lg</mi>
            <mrow>
              <mrow>
                <mi>N</mi>
                <mo stretchy="false">−</mo>
                <mn>2N</mn>
              </mrow>
              <mo stretchy="false">=</mo>
              <mi>N</mi>
            </mrow>
            <mrow>
              <mrow>
                <mo stretchy="false">(</mo>
                <mrow>
                  <mi mathvariant="italic">lg</mi>
                  <mi>N</mi>
                  <mi>–</mi>
                  <mi mathvariant="italic">lg</mi>
                  <mn>4</mn>
                </mrow>
                <mo stretchy="false">)</mo>
              </mrow>
              <mo stretchy="false">=</mo>
              <mi>N</mi>
            </mrow>
            <mi mathvariant="italic">lg</mi>
            <mfenced open="(" close=")">
              <mrow>
                <mfrac>
                  <mi>N</mi>
                  <mn>4</mn>
                </mfrac>
              </mrow>
            </mfenced>
          </mrow>
        </mtd>
      </mtr>
    </mtable>
    <annotation encoding="StarMath 5.0">drarrow IPL = (N + 1) lg N - 2N gt N lg N - 2N newline N lg N - 2N = N(lg N – lg 4) = N lg left (N over 4 right )</annotation>
  </semantics>
</math>
</file>

<file path=Object 2/content.xml><?xml version="1.0" encoding="utf-8"?>
<math xmlns="http://www.w3.org/1998/Math/MathML">
  <semantics>
    <mrow>
      <mrow>
        <mrow>
          <mrow>
            <msub>
              <mi>t</mi>
              <mi>n</mi>
            </msub>
            <mo stretchy="false">=</mo>
            <mrow>
              <mrow>
                <mrow>
                  <msup>
                    <mn>2</mn>
                    <mn>0</mn>
                  </msup>
                  <mo stretchy="false">+</mo>
                  <msup>
                    <mn>2</mn>
                    <mn>1</mn>
                  </msup>
                </mrow>
                <mo stretchy="false">+</mo>
                <mi>…</mi>
              </mrow>
              <mo stretchy="false">+</mo>
              <msup>
                <mn>2</mn>
                <mi>d</mi>
              </msup>
            </mrow>
          </mrow>
          <mo stretchy="false">=</mo>
          <mrow>
            <munderover>
              <mo stretchy="false">∑</mo>
              <mrow>
                <mi>j</mi>
                <mo stretchy="false">=</mo>
                <mn>0</mn>
              </mrow>
              <mi>d</mi>
            </munderover>
            <msup>
              <mn>2</mn>
              <mi>j</mi>
            </msup>
          </mrow>
        </mrow>
        <mo stretchy="false">=</mo>
        <mrow>
          <msup>
            <mn>2</mn>
            <mrow>
              <mrow>
                <mi>d</mi>
                <mo stretchy="false">+</mo>
                <mn>1</mn>
              </mrow>
            </mrow>
          </msup>
          <mo stretchy="false">−</mo>
          <mn>1</mn>
        </mrow>
      </mrow>
    </mrow>
    <annotation encoding="StarMath 5.0">t_n = 2^0 + 2^1 + … + 2^d = sum from j = 0 to d 2^j = 2^{d+1} - 1</annotation>
  </semantics>
</math>
</file>

<file path=Object 3/content.xml><?xml version="1.0" encoding="utf-8"?>
<math xmlns="http://www.w3.org/1998/Math/MathML">
  <semantics>
    <mrow>
      <msup>
        <mn>2</mn>
        <mi>l</mi>
      </msup>
    </mrow>
    <annotation encoding="StarMath 5.0"> 2^l </annotation>
  </semantics>
</math>
</file>

<file path=Object 4/content.xml><?xml version="1.0" encoding="utf-8"?>
<math xmlns="http://www.w3.org/1998/Math/MathML">
  <semantics>
    <mrow>
      <mfenced open="⌊" close="⌋">
        <mrow>
          <mi mathvariant="italic">lg</mi>
          <mi>N</mi>
        </mrow>
      </mfenced>
    </mrow>
    <annotation encoding="StarMath 5.0"> left lfloor lg N right rfloor</annotation>
  </semantics>
</math>
</file>

<file path=Object 5/content.xml><?xml version="1.0" encoding="utf-8"?>
<math xmlns="http://www.w3.org/1998/Math/MathML">
  <semantics>
    <mrow>
      <mrow>
        <mrow>
          <mrow>
            <mrow>
              <mrow>
                <mn>0</mn>
                <mo stretchy="false">+</mo>
                <mn>1</mn>
              </mrow>
              <mo stretchy="false">+</mo>
              <mn>2</mn>
            </mrow>
            <mo stretchy="false">+</mo>
            <mi>…</mi>
          </mrow>
          <mo stretchy="false">+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  <mo stretchy="false">=</mo>
        <mfrac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n</mi>
          </mrow>
          <mn>2</mn>
        </mfrac>
      </mrow>
    </mrow>
    <annotation encoding="StarMath 5.0">0 + 1 + 2 + … + (n-1) = {(n-1)n} over 2</annotation>
  </semantics>
</math>
</file>

<file path=Object 6/content.xml><?xml version="1.0" encoding="utf-8"?>
<math xmlns="http://www.w3.org/1998/Math/MathML">
  <semantics>
    <mrow>
      <msup>
        <mn>2</mn>
        <mi>d</mi>
      </msup>
    </mrow>
    <annotation encoding="StarMath 5.0"> 2^d </annotation>
  </semantics>
</math>
</file>

<file path=Object 7/content.xml><?xml version="1.0" encoding="utf-8"?>
<math xmlns="http://www.w3.org/1998/Math/MathML">
  <semantics>
    <mrow>
      <msup>
        <mn>2</mn>
        <mi>d</mi>
      </msup>
      <mi>–</mi>
      <mn>1</mn>
    </mrow>
    <annotation encoding="StarMath 5.0"> 2^d – 1 </annotation>
  </semantics>
</math>
</file>

<file path=Object 8/content.xml><?xml version="1.0" encoding="utf-8"?>
<math xmlns="http://www.w3.org/1998/Math/MathML">
  <semantics>
    <mrow>
      <mrow>
        <mrow>
          <mi>N</mi>
          <mo stretchy="false">=</mo>
          <msub>
            <mfenced open="(" close=")">
              <mrow>
                <mfrac>
                  <mrow>
                    <msup>
                      <mi>k</mi>
                      <mrow>
                        <mrow>
                          <mi>h</mi>
                          <mo stretchy="false">+</mo>
                          <mn>1</mn>
                        </mrow>
                      </mrow>
                    </msup>
                    <mi>–</mi>
                    <mn>1</mn>
                  </mrow>
                  <mrow>
                    <mi>k</mi>
                    <mi>–</mi>
                    <mn>1</mn>
                  </mrow>
                </mfrac>
              </mrow>
            </mfenced>
            <mrow>
              <mrow>
                <mi>k</mi>
                <mo stretchy="false">=</mo>
                <mn>2</mn>
              </mrow>
            </mrow>
          </msub>
        </mrow>
        <mo stretchy="false">=</mo>
        <mrow>
          <msup>
            <mn>2</mn>
            <mrow>
              <mrow>
                <mi>h</mi>
                <mo stretchy="false">+</mo>
                <mn>1</mn>
              </mrow>
            </mrow>
          </msup>
          <mo stretchy="false">−</mo>
          <mn>1</mn>
        </mrow>
      </mrow>
    </mrow>
    <annotation encoding="StarMath 5.0">N = left ( {k^{h+1} – 1} over {k – 1} right )_{k=2} = 2^{h+1} - 1</annotation>
  </semantics>
</math>
</file>

<file path=Object 9/content.xml><?xml version="1.0" encoding="utf-8"?>
<math xmlns="http://www.w3.org/1998/Math/MathML">
  <semantics>
    <mrow>
      <mrow>
        <mo stretchy="false">⌈</mo>
        <mrow>
          <mi mathvariant="italic">lg</mi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  <mi>–</mi>
          <mn>1</mn>
        </mrow>
        <mo stretchy="false">⌉</mo>
      </mrow>
    </mrow>
    <annotation encoding="StarMath 5.0">lceil lg(N + 1) – 1 rceil</annotation>
  </semantics>
</math>
</file>